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Banana Brick" svg:font-family="'Banana Brick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ROBOTECH GP" svg:font-family="'ROBOTECH GP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8.165cm"/>
    </style:style>
    <style:style style:name="P1" style:family="paragraph">
      <style:paragraph-properties fo:line-height="100%" fo:text-align="center"/>
      <style:text-properties style:font-name="ROBOTECH GP" fo:font-size="450pt" style:font-size-asian="450pt" style:font-size-complex="450pt"/>
    </style:style>
    <style:style style:name="T1" style:family="text">
      <style:text-properties style:font-name="ROBOTECH GP" fo:font-size="450pt" style:font-size-asian="450pt" style:font-size-complex="45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6.924cm" svg:height="18.415cm" svg:x="0.365cm" svg:y="1cm">
          <draw:text-box>
            <text:p text:style-name="P1"><text:span text:style-name="T1">S7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Banana Brick" svg:font-family="'Banana Brick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ROBOTECH GP" svg:font-family="'ROBOTECH GP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03T10:34:25.664000000</meta:creation-date>
    <dc:date>2014-08-01T14:13:15.662000000</dc:date>
    <meta:editing-duration>PT3M45S</meta:editing-duration>
    <meta:editing-cycles>5</meta:editing-cycles>
    <meta:generator>LibreOffice/4.1.5.3$Windows_x86 LibreOffice_project/1c1366bba2ba2b554cd2ca4d87c06da81c05d24</meta:generator>
    <meta:document-statistic meta:object-count="1"/>
  </office:meta>
</office:document-meta>
</file>